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f37" officeooo:paragraph-rsid="00046f37"/>
    </style:style>
    <style:style style:name="P2" style:family="paragraph" style:parent-style-name="Standard">
      <style:text-properties officeooo:rsid="00073bd6" officeooo:paragraph-rsid="00073bd6"/>
    </style:style>
    <style:style style:name="P3" style:family="paragraph" style:parent-style-name="Standard">
      <style:text-properties officeooo:rsid="0007f1f2" officeooo:paragraph-rsid="0007f1f2"/>
    </style:style>
    <style:style style:name="P4" style:family="paragraph" style:parent-style-name="Standard">
      <style:text-properties officeooo:rsid="00095d75" officeooo:paragraph-rsid="00095d75"/>
    </style:style>
    <style:style style:name="P5" style:family="paragraph" style:parent-style-name="Standard">
      <style:text-properties officeooo:rsid="000b917e" officeooo:paragraph-rsid="000b917e"/>
    </style:style>
    <style:style style:name="P6" style:family="paragraph" style:parent-style-name="Standard">
      <style:text-properties officeooo:rsid="000d7769" officeooo:paragraph-rsid="000d7769"/>
    </style:style>
    <style:style style:name="P7" style:family="paragraph" style:parent-style-name="Standard">
      <style:text-properties officeooo:rsid="000f218e" officeooo:paragraph-rsid="000f218e"/>
    </style:style>
    <style:style style:name="P8" style:family="paragraph" style:parent-style-name="Standard">
      <style:text-properties style:text-underline-style="solid" style:text-underline-width="auto" style:text-underline-color="font-color" officeooo:rsid="000ff20a" officeooo:paragraph-rsid="000ff20a"/>
    </style:style>
    <style:style style:name="P9" style:family="paragraph" style:parent-style-name="Standard">
      <style:text-properties officeooo:rsid="0011325e" officeooo:paragraph-rsid="0011325e"/>
    </style:style>
    <style:style style:name="P10" style:family="paragraph" style:parent-style-name="Standard">
      <style:text-properties officeooo:rsid="0012ae7c" officeooo:paragraph-rsid="0012ae7c"/>
    </style:style>
    <style:style style:name="P11" style:family="paragraph" style:parent-style-name="Text_20_body">
      <style:text-properties officeooo:rsid="00046f37" officeooo:paragraph-rsid="000651ef"/>
    </style:style>
    <style:style style:name="P12" style:family="paragraph" style:parent-style-name="Standard">
      <style:text-properties officeooo:rsid="0007f1f2" officeooo:paragraph-rsid="0007f1f2"/>
    </style:style>
    <style:style style:name="P13" style:family="paragraph" style:parent-style-name="Standard">
      <style:text-properties officeooo:rsid="00146ef5" officeooo:paragraph-rsid="00146ef5"/>
    </style:style>
    <style:style style:name="P14" style:family="paragraph" style:parent-style-name="Standard">
      <style:text-properties officeooo:rsid="00170416" officeooo:paragraph-rsid="00170416"/>
    </style:style>
    <style:style style:name="P15" style:family="paragraph" style:parent-style-name="Standard">
      <style:text-properties officeooo:rsid="0017e8b2" officeooo:paragraph-rsid="0017e8b2"/>
    </style:style>
    <style:style style:name="P16" style:family="paragraph" style:parent-style-name="Standard">
      <style:text-properties officeooo:rsid="00191268" officeooo:paragraph-rsid="00191268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loext:contextual-spacing="false"/>
      <style:text-properties officeooo:paragraph-rsid="000651ef"/>
    </style:style>
    <style:style style:name="T1" style:family="text">
      <style:text-properties officeooo:rsid="00095d75"/>
    </style:style>
    <style:style style:name="T2" style:family="text">
      <style:text-properties style:text-underline-style="solid" style:text-underline-width="auto" style:text-underline-color="font-color" officeooo:rsid="0013ae6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Faire vite</text:span></text:p>
      <text:p text:style-name="P1"/>
      <text:p text:style-name="P1">Que faut-t-il pour un bon LCG :</text:p>
      <text:p text:style-name="P11">It is a <text:span text:style-name="Emphasis">full period</text:span> generator.</text:p>
      <text:list xml:id="list3785161880113091400" text:style-name="L1">
        <text:list-item>
          <text:p text:style-name="P18">The generated sequence passes statistical tests of <text:span text:style-name="Emphasis">randomness</text:span>.</text:p>
        </text:list-item>
        <text:list-item>
          <text:p text:style-name="P17">The generator can be implemented efficiently using 32-bit integer arithmetic. </text:p>
        </text:list-item>
      </text:list>
      <text:p text:style-name="P1"/>
      <text:p text:style-name="P2"><text:a xlink:type="simple" xlink:href="http://www.brpreiss.com/books/opus4/html/page473.html" text:style-name="Internet_20_link" text:visited-style-name="Visited_20_Internet_20_Link">http://www.brpreiss.com/books/opus4/html/page473.html</text:a></text:p>
      <text:p text:style-name="P2"/>
      <text:p text:style-name="P2">Pour le C :</text:p>
      <text:p text:style-name="P2">- Un basique</text:p>
      <text:p text:style-name="P2">- Evite les stack overflow</text:p>
      <text:p text:style-name="P2"/>
      <text:p text:style-name="P2"/>
      <text:p text:style-name="P4">Tenter d’expliquer ce test</text:p>
      <text:p text:style-name="P2"/>
      <text:p text:style-name="P3">Choses à coder (tenter d’éviter les overflow)</text:p>
      <text:p text:style-name="P3"/>
      <text:p text:style-name="P5">Interdiction d’utiliser des fct rand()</text:p>
      <text:p text:style-name="P3"/>
      <text:p text:style-name="P3">- <text:span text:style-name="T1">LCG avec des grands nombres (puis idem sans overflow)</text:span></text:p>
      <text:p text:style-name="P3">- <text:span text:style-name="T1">test spectral : 19 (optimalement)</text:span></text:p>
      <text:p text:style-name="P3">- <text:span text:style-name="T1">gap test (quadra?)</text:span></text:p>
      <text:p text:style-name="P3"/>
      <text:p text:style-name="P7">SFMT (avec de bons LCG)</text:p>
      <text:p text:style-name="P8">Recherche sur coeffs</text:p>
      <text:p text:style-name="P9">p24 incompréhensible</text:p>
      <text:p text:style-name="P3"/>
      <text:p text:style-name="P3"/>
      <text:p text:style-name="P6">Rédiger marsaglia</text:p>
      <text:p text:style-name="P6"/>
      <text:p text:style-name="P6">---------------------------------------------------------------------------------</text:p>
      <text:p text:style-name="P10">Relire rejections</text:p>
      <text:p text:style-name="P6"/>
      <text:p text:style-name="P3"/>
      <text:p text:style-name="P13">SIMD oriented déjà programmée :</text:p>
      <text:p text:style-name="P13"><text:a xlink:type="simple" xlink:href="http://www.math.sci.hiroshima-u.ac.jp/~m-mat/MT/SFMT" text:style-name="Internet_20_link" text:visited-style-name="Visited_20_Internet_20_Link">http://www.math.sci.hiroshima-u.ac.jp/~m-mat/MT/SFMT</text:a></text:p>
      <text:p text:style-name="P13"/>
      <text:p text:style-name="P14">Regarder :</text:p>
      <text:p text:style-name="P14">Tests Diehard</text:p>
      <text:p text:style-name="P3"/>
      <text:p text:style-name="P15">Ensembles de test pratiqués :</text:p>
      <text:p text:style-name="P16"><text:a xlink:type="simple" xlink:href="https://en.wikipedia.org/wiki/Diehard_tests" text:style-name="Internet_20_link" text:visited-style-name="Visited_20_Internet_20_Link">https://en.wikipedia.org/wiki/Diehard_tests</text:a></text:p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19:17.608145808</meta:creation-date>
    <dc:date>2016-12-14T22:06:57.659396494</dc:date>
    <meta:editing-duration>PT47M52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115" meta:character-count="893" meta:non-whitespace-character-count="803"/>
  </office:meta>
</office:document-meta>
</file>